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table:style-name="Default"/>
          <table:table-cell table:number-columns-repeated="11"/>
          <table:table-cell table:formula="of:=AVERAGE([.M2:.M42])" office:value-type="float" office:value="0.0000329425836759634" calcext:value-type="float">
            <text:p>3.29425836759634E-05</text:p>
          </table:table-cell>
          <table:table-cell table:formula="of:=AVERAGE([.N2:.N42])" office:value-type="float" office:value="0.000053015817613075" calcext:value-type="float">
            <text:p>5.3015817613075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19:24:15.5987350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4-17T19:29:08.214175512</dc:date>
    <meta:editing-duration>PT12H1M22S</meta:editing-duration>
    <meta:editing-cycles>45</meta:editing-cycles>
    <meta:generator>LibreOffice/7.0.4.2$Linux_X86_64 LibreOffice_project/00$Build-2</meta:generator>
    <meta:document-statistic meta:table-count="1" meta:cell-count="746" meta:object-count="0"/>
  </office:meta>
</office:document-meta>
</file>